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76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0.41cm"/>
    </style:style>
    <style:style style:name="co7" style:family="table-column">
      <style:table-column-properties fo:break-before="auto" style:column-width="4.61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0.002cm solid #000000"/>
    </style:style>
    <style:style style:name="ce3" style:family="table-cell" style:parent-style-name="Default">
      <style:table-cell-properties fo:background-color="#004586" fo:border="0.002cm solid #000000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5" table:number-columns-repeated="1019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1" table:number-columns-repeated="1019"/>
        </table:table-row>
        <table:table-row table:style-name="ro1">
          <table:table-cell/>
          <table:table-cell table:style-name="ce3" office:value-type="string">
            <text:p>Indicadores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Archivo</text:p>
          </table:table-cell>
          <table:table-cell table:style-name="ce3" office:value-type="string">
            <text:p>detal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delo Lógico</text:p>
          </table:table-cell>
          <table:table-cell office:value-type="string">
            <text:p>OK</text:p>
          </table:table-cell>
          <table:table-cell office:value-type="string">
            <text:p>sistema de evaluación.dm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odelo Relacional</text:p>
          </table:table-cell>
          <table:table-cell office:value-type="string">
            <text:p>OK</text:p>
          </table:table-cell>
          <table:table-cell office:value-type="string">
            <text:p>sistema de evaluación.dm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DL</text:p>
          </table:table-cell>
          <table:table-cell office:value-type="string">
            <text:p>OK</text:p>
          </table:table-cell>
          <table:table-cell office:value-type="string">
            <text:p>conexion2.sql </text:p>
          </table:table-cell>
          <table:table-cell office:value-type="string">
            <text:p>Linea 1 a 11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rga de Datos</text:p>
          </table:table-cell>
          <table:table-cell office:value-type="string">
            <text:p>OK</text:p>
          </table:table-cell>
          <table:table-cell office:value-type="string">
            <text:p>conexion2.sql </text:p>
          </table:table-cell>
          <table:table-cell office:value-type="string">
            <text:p>Linea 117 a 37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egunta 1</text:p>
          </table:table-cell>
          <table:table-cell office:value-type="string">
            <text:p>OK</text:p>
          </table:table-cell>
          <table:table-cell office:value-type="string">
            <text:p>conexion2.sql </text:p>
          </table:table-cell>
          <table:table-cell office:value-type="string">
            <text:p>Linea 382 a 39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egunta 2</text:p>
          </table:table-cell>
          <table:table-cell office:value-type="string">
            <text:p>OK</text:p>
          </table:table-cell>
          <table:table-cell office:value-type="string">
            <text:p>conexion2.sql </text:p>
          </table:table-cell>
          <table:table-cell office:value-type="string">
            <text:p>Linea 398 a 40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egunta 3</text:p>
          </table:table-cell>
          <table:table-cell office:value-type="string">
            <text:p>OK</text:p>
          </table:table-cell>
          <table:table-cell office:value-type="string">
            <text:p>conexion2.sql </text:p>
          </table:table-cell>
          <table:table-cell office:value-type="string">
            <text:p>Linea 410 a 4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egunta 4</text:p>
          </table:table-cell>
          <table:table-cell office:value-type="string">
            <text:p>OK</text:p>
          </table:table-cell>
          <table:table-cell office:value-type="string">
            <text:p>conexion2.sql </text:p>
          </table:table-cell>
          <table:table-cell office:value-type="string">
            <text:p>Linea 446 a 45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egunta 5</text:p>
          </table:table-cell>
          <table:table-cell office:value-type="string">
            <text:p>OK</text:p>
          </table:table-cell>
          <table:table-cell office:value-type="string">
            <text:p>conexion2.sql </text:p>
          </table:table-cell>
          <table:table-cell office:value-type="string">
            <text:p>Linea 454 a 4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egunta 6</text:p>
          </table:table-cell>
          <table:table-cell office:value-type="string">
            <text:p>OK</text:p>
          </table:table-cell>
          <table:table-cell office:value-type="string">
            <text:p>conexion2.sql </text:p>
          </table:table-cell>
          <table:table-cell office:value-type="string">
            <text:p>Linea 483 a 4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egunta 7</text:p>
          </table:table-cell>
          <table:table-cell office:value-type="string">
            <text:p>OK</text:p>
          </table:table-cell>
          <table:table-cell office:value-type="string">
            <text:p>conexion2.sql </text:p>
          </table:table-cell>
          <table:table-cell office:value-type="string">
            <text:p>Linea 489 a 49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egunta 8</text:p>
          </table:table-cell>
          <table:table-cell office:value-type="string">
            <text:p>OK</text:p>
          </table:table-cell>
          <table:table-cell office:value-type="string">
            <text:p>conexion2.sql </text:p>
          </table:table-cell>
          <table:table-cell office:value-type="string">
            <text:p>Linea 499 a 50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umen proyecto</text:p>
          </table:table-cell>
          <table:table-cell office:value-type="string">
            <text:p>OK</text:p>
          </table:table-cell>
          <table:table-cell office:value-type="string">
            <text:p>readme.tx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sumen/ detalle proyecto</text:p>
          </table:table-cell>
          <table:table-cell office:value-type="string">
            <text:p>OK</text:p>
          </table:table-cell>
          <table:table-cell office:value-type="string">
            <text:p>Evaluación Cierre Modulo 2 – 11052020 – Cristian Pacheco.odt</text:p>
          </table:table-cell>
          <table:table-cell table:number-columns-repeated="1020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11-05-2020</text:date>, <text:time>15:11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20-05-08T09:12:31.33</meta:creation-date>
    <meta:generator>OpenOffice/4.1.7$Win32 OpenOffice.org_project/417m1$Build-9800</meta:generator>
    <dc:date>2020-05-11T15:11:44.76</dc:date>
    <dc:creator>a a</dc:creator>
    <meta:editing-duration>PT15H50M42S</meta:editing-duration>
    <meta:editing-cycles>21</meta:editing-cycles>
    <meta:document-statistic meta:table-count="3" meta:cell-count="56" meta:object-count="0"/>
  </office:meta>
</office:document-meta>
</file>